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06a46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ction</text:h>
      <text:p text:style-name="Text_20_body"><text:tab/><text:tab/>This report summarizes a regression analysis on the <text:span text:style-name="Strong_20_Emphasis">California Housing</text:span> dataset. The goal was to predict the <text:span text:style-name="Strong_20_Emphasis">median house value</text:span> (<text:span text:style-name="Source_20_Text">MedHouseValue</text:span>) using various features such as <text:span text:style-name="Strong_20_Emphasis">median income</text:span>, <text:span text:style-name="Strong_20_Emphasis">house age</text:span>, <text:span text:style-name="Strong_20_Emphasis">average rooms</text:span>, <text:span text:style-name="Strong_20_Emphasis">latitude</text:span>, <text:span text:style-name="Strong_20_Emphasis">longitude</text:span>, etc. We employed <text:span text:style-name="Strong_20_Emphasis">XGBoost</text:span> with <text:span text:style-name="Strong_20_Emphasis">polynomial features</text:span> and <text:span text:style-name="Strong_20_Emphasis">hyperparameter tuning</text:span> to improve predictive performance.</text:p>
      <text:h text:style-name="Heading_20_3" text:outline-level="3"/>
      <text:h text:style-name="Heading_20_3" text:outline-level="3">2. Data Exploration &amp; Correlation Heatmap</text:h>
      <text:list text:style-name="L1">
        <text:list-item>
          <text:p text:style-name="P1"><text:span text:style-name="Strong_20_Emphasis">Correlation Heatmap</text:span></text:p>
          <text:list>
            <text:list-item>
              <text:p text:style-name="P2">The heatmap indicates <text:span text:style-name="Strong_20_Emphasis"><text:span text:style-name="Source_20_Text">MedInc</text:span></text:span><text:span text:style-name="Strong_20_Emphasis"> (Median Income)</text:span> is most strongly correlated with <text:span text:style-name="Source_20_Text">MedHouseValue</text:span>.</text:p>
            </text:list-item>
            <text:list-item>
              <text:p text:style-name="P2">Other features like <text:span text:style-name="Source_20_Text">HouseAge</text:span>, <text:span text:style-name="Source_20_Text">AveRooms</text:span>, and <text:span text:style-name="Source_20_Text">AveBedrms</text:span> show moderate positive correlations.</text:p>
            </text:list-item>
            <text:list-item>
              <text:p text:style-name="P2"><text:span text:style-name="Strong_20_Emphasis">Latitude</text:span> and <text:span text:style-name="Strong_20_Emphasis">Longitude</text:span> exhibit negative or moderate correlations, indicating location significantly influences housing prices (coastal areas often have higher values).</text:p>
              <text:p text:style-name="P2"/>
            </text:list-item>
          </text:list>
        </text:list-item>
        <text:list-item>
          <text:p text:style-name="P1"><text:span text:style-name="Strong_20_Emphasis">Key Observations</text:span></text:p>
          <text:list>
            <text:list-item>
              <text:p text:style-name="P2"><text:span text:style-name="Strong_20_Emphasis">Median Income</text:span> stands out as the single most important predictor.</text:p>
            </text:list-item>
            <text:list-item>
              <text:p text:style-name="P2"><text:span text:style-name="Strong_20_Emphasis">HouseAge</text:span> has a smaller positive relationship with house value.</text:p>
            </text:list-item>
            <text:list-item>
              <text:p text:style-name="P1"><text:span text:style-name="Strong_20_Emphasis">Population</text:span> and <text:span text:style-name="Strong_20_Emphasis">AveOccup</text:span> are less correlated, though they can still be relevant in a non-linear model.</text:p>
            </text:list-item>
          </text:list>
        </text:list-item>
      </text:list>
      <text:h text:style-name="Heading_20_3" text:outline-level="3"/>
      <text:h text:style-name="Heading_20_3" text:outline-level="3">3. Modeling Approach</text:h>
      <text:list text:style-name="L2">
        <text:list-item>
          <text:p text:style-name="P3"><text:span text:style-name="Strong_20_Emphasis">Feature Engineering</text:span></text:p>
          <text:list>
            <text:list-item>
              <text:p text:style-name="P4">We introduced <text:span text:style-name="Strong_20_Emphasis">polynomial features</text:span> (degree=2) for high-impact variables (e.g., <text:span text:style-name="Source_20_Text">MedInc</text:span> and <text:span text:style-name="Source_20_Text">AveRooms</text:span>) to capture non-linear relationships.</text:p>
            </text:list-item>
            <text:list-item>
              <text:p text:style-name="P4">This added new terms like <text:span text:style-name="Source_20_Text">MedInc^2</text:span> and <text:span text:style-name="Source_20_Text">MedInc * AveRooms</text:span>.</text:p>
            </text:list-item>
          </text:list>
        </text:list-item>
        <text:list-item>
          <text:p text:style-name="P3"><text:span text:style-name="Strong_20_Emphasis">Model &amp; Hyperparameters</text:span></text:p>
          <text:list>
            <text:list-item>
              <text:p text:style-name="P4">We used an <text:span text:style-name="Strong_20_Emphasis">XGBoost</text:span> regressor with the objective set to <text:span text:style-name="Source_20_Text">"reg:squarederror"</text:span>.</text:p>
            </text:list-item>
            <text:list-item>
              <text:p text:style-name="P4"><text:span text:style-name="Strong_20_Emphasis">RandomizedSearchCV</text:span> (with a small search space) optimized hyperparameters such as <text:span text:style-name="Source_20_Text">n_estimators</text:span>, <text:span text:style-name="Source_20_Text">learning_rate</text:span>, <text:span text:style-name="Source_20_Text">max_depth</text:span>, etc.</text:p>
            </text:list-item>
          </text:list>
        </text:list-item>
        <text:list-item>
          <text:p text:style-name="P3"><text:span text:style-name="Strong_20_Emphasis">Train/Test Split</text:span></text:p>
          <text:list>
            <text:list-item>
              <text:p text:style-name="P3">An <text:span text:style-name="Strong_20_Emphasis">80/20 split</text:span> was used, ensuring the model was trained on the majority of data and tested on unseen data for performance metrics.</text:p>
            </text:list-item>
          </text:list>
        </text:list-item>
      </text:list>
      <text:h text:style-name="Heading_20_3" text:outline-level="3"><text:soft-page-break/></text:h>
      <text:h text:style-name="Heading_20_3" text:outline-level="3">4. Results &amp; Performance</text:h>
      <text:p text:style-name="Text_20_body">From the console output:</text:p>
      <text:list text:style-name="L3">
        <text:list-item>
          <text:p text:style-name="P6"><text:span text:style-name="Strong_20_Emphasis">MAE (Mean Absolute Error)</text:span>: ~0.<text:span text:style-name="T1">31</text:span></text:p>
          <text:list>
            <text:list-item>
              <text:p text:style-name="P6">On average, predictions are off by about $<text:span text:style-name="T1">31</text:span>k, since the target is in hundreds of thousands of dollars.</text:p>
            </text:list-item>
          </text:list>
        </text:list-item>
        <text:list-item>
          <text:p text:style-name="P6"><text:span text:style-name="Strong_20_Emphasis">MSE (Mean Squared Error)</text:span>: ~0.<text:span text:style-name="T1">22</text:span></text:p>
          <text:list>
            <text:list-item>
              <text:p text:style-name="P6">Squared errors penalize large deviations more heavily; ~0.<text:span text:style-name="T1">22</text:span> in the scale of “hundreds of thousands” can still be reasonable.</text:p>
            </text:list-item>
          </text:list>
        </text:list-item>
        <text:list-item>
          <text:p text:style-name="P6"><text:span text:style-name="Strong_20_Emphasis">R²</text:span>: ~0.<text:span text:style-name="T1">8319</text:span></text:p>
          <text:list>
            <text:list-item>
              <text:p text:style-name="P5">The model explains about <text:span text:style-name="Strong_20_Emphasis">8</text:span><text:span text:style-name="Strong_20_Emphasis"><text:span text:style-name="T1">3</text:span></text:span><text:span text:style-name="Strong_20_Emphasis">%</text:span> of the variance in median house values, which is a strong improvement over simpler baselines.</text:p>
            </text:list-item>
          </text:list>
        </text:list-item>
      </text:list>
      <text:p text:style-name="Text_20_body">These results indicate that polynomial features plus XGBoost capture much of the complexity in California’s housing market.</text:p>
      <text:h text:style-name="Heading_20_3" text:outline-level="3"/>
      <text:h text:style-name="Heading_20_3" text:outline-level="3">5. Feature Importance</text:h>
      <text:p text:style-name="Text_20_body">A bar chart of the <text:span text:style-name="Strong_20_Emphasis">top 10 features</text:span> in XGBoost shows:</text:p>
      <text:list text:style-name="L4">
        <text:list-item>
          <text:p text:style-name="P8"><text:span text:style-name="Strong_20_Emphasis"><text:span text:style-name="Source_20_Text">MedInc^2</text:span></text:span> (polynomial term) ranks highest, emphasizing the strong non-linear effect of income on house value.</text:p>
        </text:list-item>
        <text:list-item>
          <text:p text:style-name="P8"><text:span text:style-name="Strong_20_Emphasis"><text:span text:style-name="Source_20_Text">MedInc</text:span></text:span> itself is also near the top, confirming income is critical.</text:p>
        </text:list-item>
        <text:list-item>
          <text:p text:style-name="P8"><text:span text:style-name="Strong_20_Emphasis">Cross-term</text:span> <text:span text:style-name="Source_20_Text">(MedInc * AveRooms)</text:span> often appears in the top features, suggesting interactions between household income and room count matter.</text:p>
        </text:list-item>
        <text:list-item>
          <text:p text:style-name="P8"><text:span text:style-name="Strong_20_Emphasis">Location</text:span> variables (<text:span text:style-name="Source_20_Text">Longitude</text:span>, <text:span text:style-name="Source_20_Text">Latitude</text:span>) appear mid-range, highlighting how coastal proximity or specific geographic zones influence pricing.</text:p>
        </text:list-item>
        <text:list-item>
          <text:p text:style-name="P7"><text:span text:style-name="Strong_20_Emphasis"><text:span text:style-name="Source_20_Text">AveRooms</text:span></text:span>, <text:span text:style-name="Source_20_Text">AveBedrms</text:span>, and <text:span text:style-name="Source_20_Text">HouseAge</text:span> also appear, though with lower relative importance compared to income-related features.</text:p>
        </text:list-item>
      </text:list>
      <text:h text:style-name="Heading_20_3" text:outline-level="3"/>
      <text:h text:style-name="Heading_20_3" text:outline-level="3">6. Conclusions &amp; Recommendations</text:h>
      <text:list text:style-name="L5">
        <text:list-item>
          <text:p text:style-name="P10"><text:span text:style-name="Strong_20_Emphasis">Income Dominates</text:span></text:p>
          <text:list>
            <text:list-item>
              <text:p text:style-name="P10">Median Income (<text:span text:style-name="Source_20_Text">MedInc</text:span>) and its polynomial transformations are the strongest predictors of house value in this dataset.</text:p>
            </text:list-item>
          </text:list>
        </text:list-item>
        <text:list-item>
          <text:p text:style-name="P10"><text:span text:style-name="Strong_20_Emphasis">Non-Linear Patterns</text:span></text:p>
          <text:list>
            <text:list-item>
              <text:p text:style-name="P10">Polynomial features significantly boost performance, indicating a <text:span text:style-name="Strong_20_Emphasis">non-linear</text:span> relationship between income, rooms, and housing prices.</text:p>
            </text:list-item>
          </text:list>
        </text:list-item>
        <text:list-item>
          <text:p text:style-name="P10"><text:span text:style-name="Strong_20_Emphasis">Location Matters</text:span></text:p>
          <text:list>
            <text:list-item>
              <text:p text:style-name="P10">Geographic coordinates (<text:span text:style-name="Source_20_Text">Latitude</text:span> and <text:span text:style-name="Source_20_Text">Longitude</text:span>) also help differentiate higher- vs. lower-value areas.</text:p>
            </text:list-item>
          </text:list>
        </text:list-item>
        <text:list-item>
          <text:p text:style-name="P10"><text:span text:style-name="Strong_20_Emphasis">Model Performance</text:span></text:p>
          <text:list>
            <text:list-item>
              <text:p text:style-name="P10"><text:soft-page-break/>An <text:span text:style-name="Strong_20_Emphasis">R² of ~0.8</text:span><text:span text:style-name="Strong_20_Emphasis"><text:span text:style-name="T1">319</text:span></text:span> is quite good. Further tuning (e.g., more folds in cross-validation, expanded hyperparameter ranges, additional polynomial features) could improve results.</text:p>
            </text:list-item>
          </text:list>
        </text:list-item>
        <text:list-item>
          <text:p text:style-name="P10"><text:span text:style-name="Strong_20_Emphasis">Future Work</text:span></text:p>
          <text:list>
            <text:list-item>
              <text:p text:style-name="P10"><text:span text:style-name="Strong_20_Emphasis">Regularization</text:span> (e.g., L1, L2) might reduce overfitting when many polynomial terms are introduced.</text:p>
            </text:list-item>
            <text:list-item>
              <text:p text:style-name="P10"><text:span text:style-name="Strong_20_Emphasis">Feature Engineering</text:span> for other interactions (e.g., <text:span text:style-name="Source_20_Text">HouseAge * MedInc</text:span>) may uncover additional patterns.</text:p>
            </text:list-item>
            <text:list-item>
              <text:p text:style-name="P9"><text:span text:style-name="Strong_20_Emphasis">Ensemble Approaches</text:span> (averaging multiple models) can further refine predictions.</text:p>
            </text:list-item>
          </text:list>
        </text:list-item>
      </text:list>
      <text:p text:style-name="Text_20_body"/>
      <text:p text:style-name="Text_20_body">Overall, the analysis confirms that <text:span text:style-name="Strong_20_Emphasis">income, room count, and location</text:span> are primary drivers of house value in California, and that <text:span text:style-name="Strong_20_Emphasis">non-linear modeling</text:span> (via XGBoost + polynomial features) significantly enhances predictive accurac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1:41:00.759275130</meta:creation-date>
    <dc:date>2025-02-15T21:44:16.946946613</dc:date>
    <meta:editing-duration>PT3M17S</meta:editing-duration>
    <meta:editing-cycles>1</meta:editing-cycles>
    <meta:document-statistic meta:table-count="0" meta:image-count="0" meta:object-count="0" meta:page-count="3" meta:paragraph-count="51" meta:word-count="596" meta:character-count="4049" meta:non-whitespace-character-count="3544"/>
    <meta:generator>LibreOffice/24.2.7.2$Linux_X86_64 LibreOffice_project/420$Build-2</meta:generator>
  </office:meta>
</office:document-meta>
</file>